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c1a51"/>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0c1e"/>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0c1e"/>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071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e3e5"/>
    </style:style>
    <style:style style:name="P8" style:family="paragraph" style:parent-style-name="Text_20_body">
      <style:paragraph-properties fo:margin-left="0in" fo:margin-right="0in" fo:text-align="center" style:justify-single-word="false" fo:text-indent="0.1965in" style:auto-text-indent="false"/>
    </style:style>
    <style:style style:name="P9"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officeooo:paragraph-rsid="001b9694"/>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officeooo:paragraph-rsid="001c1a51"/>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6" style:family="paragraph" style:parent-style-name="Text_20_body">
      <style:paragraph-properties fo:margin-left="0in" fo:margin-right="0in" fo:text-align="justify" style:justify-single-word="false" fo:text-indent="0.1965in" style:auto-text-indent="false"/>
      <style:text-properties fo:color="#800000"/>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f0c1e"/>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aae77"/>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0c1e"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c1a51"/>
    </style:style>
    <style:style style:name="P5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paragraph-rsid="00205062"/>
    </style:style>
    <style:style style:name="P6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rsid="0022071c" officeooo:paragraph-rsid="0022071c"/>
    </style:style>
    <style:style style:name="P6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fo:color="#0000ff"/>
    </style:style>
    <style:style style:name="P6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3" style:family="paragraph" style:parent-style-name="Text_20_body">
      <style:paragraph-properties fo:text-align="justify" style:justify-single-word="false"/>
    </style:style>
    <style:style style:name="P84" style:family="paragraph" style:parent-style-name="Text_20_body">
      <style:text-properties fo:language="ru" fo:country="RU"/>
    </style:style>
    <style:style style:name="P85" style:family="paragraph" style:parent-style-name="Text_20_body">
      <loext:graphic-properties draw:fill="solid" draw:fill-color="#eeeeee" draw:opacity="100%"/>
      <style:paragraph-properties fo:background-color="#eeeeee"/>
      <style:text-properties fo:language="ru" fo:country="RU"/>
    </style:style>
    <style:style style:name="P8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paragraph-properties fo:margin-left="0in" fo:margin-right="0in" fo:text-indent="0in"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fo:color="#800000" fo:language="ru" fo:country="RU"/>
    </style:style>
    <style:style style:name="P106" style:family="paragraph" style:parent-style-name="Footnot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4" style:family="paragraph" style:parent-style-name="Text_20_body" style:list-style-name="L1">
      <style:paragraph-properties fo:text-align="justify" style:justify-single-word="false"/>
    </style:style>
    <style:style style:name="P115" style:family="paragraph" style:parent-style-name="Text_20_body" style:list-style-name="L1">
      <style:paragraph-properties fo:text-align="justify" style:justify-single-word="false"/>
      <style:text-properties fo:language="ru" fo:country="RU"/>
    </style:style>
    <style:style style:name="P116" style:family="paragraph" style:parent-style-name="Text_20_body" style:list-style-name="L2">
      <style:paragraph-properties fo:text-align="justify" style:justify-single-word="false"/>
      <style:text-properties fo:language="ru" fo:country="RU"/>
    </style:style>
    <style:style style:name="P117" style:family="paragraph" style:parent-style-name="Text_20_body" style:list-style-name="L3">
      <style:text-properties fo:language="ru" fo:country="RU"/>
    </style:style>
    <style:style style:name="P11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1a51" style:font-style-asian="normal" style:font-style-complex="normal"/>
    </style:style>
    <style:style style:name="P1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c6dd7"/>
    </style:style>
    <style:style style:name="P1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368a13"/>
    </style:style>
    <style:style style:name="P12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c6dd7" officeooo:paragraph-rsid="00330856"/>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d08f0" style:font-style-asian="normal" style:font-style-complex="normal"/>
    </style:style>
    <style:style style:name="P1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1224a"/>
    </style:style>
    <style:style style:name="P12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2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Footnot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aacc"/>
    </style:style>
    <style:style style:name="T6" style:family="text">
      <style:text-properties fo:language="ru" fo:country="RU" officeooo:rsid="0020506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officeooo:rsid="002aae77"/>
    </style:style>
    <style:style style:name="T11" style:family="text">
      <style:text-properties fo:language="en" fo:country="US" officeooo:rsid="002c6dd7"/>
    </style:style>
    <style:style style:name="T12" style:family="text">
      <style:text-properties fo:language="en" fo:country="US" officeooo:rsid="002f3854"/>
    </style:style>
    <style:style style:name="T13" style:family="text">
      <style:text-properties fo:language="en" fo:country="US" officeooo:rsid="0031d661"/>
    </style:style>
    <style:style style:name="T14" style:family="text">
      <style:text-properties fo:language="en" fo:country="US" officeooo:rsid="00330856"/>
    </style:style>
    <style:style style:name="T15" style:family="text">
      <style:text-properties fo:language="en" fo:country="US" officeooo:rsid="0034fc52"/>
    </style:style>
    <style:style style:name="T16" style:family="text">
      <style:text-properties fo:language="en" fo:country="US" officeooo:rsid="00368a13"/>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officeooo:rsid="002aae77"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font-style="normal" officeooo:rsid="0018aacc" style:font-style-asian="normal" style:font-style-complex="normal"/>
    </style:style>
    <style:style style:name="T37" style:family="text">
      <style:text-properties style:use-window-font-color="true" fo:font-style="normal" officeooo:rsid="0018bca4" style:font-style-asian="normal" style:font-style-complex="normal"/>
    </style:style>
    <style:style style:name="T38" style:family="text">
      <style:text-properties style:use-window-font-color="true" fo:font-style="normal" officeooo:rsid="001a59cd" style:font-style-asian="normal" style:font-style-complex="normal"/>
    </style:style>
    <style:style style:name="T39" style:family="text">
      <style:text-properties style:use-window-font-color="true" fo:font-style="normal" officeooo:rsid="001fdda9" style:font-style-asian="normal" style:font-style-complex="normal"/>
    </style:style>
    <style:style style:name="T40" style:family="text">
      <style:text-properties style:use-window-font-color="true" fo:font-style="normal" officeooo:rsid="002aae77" style:font-style-asian="normal" style:font-style-complex="normal"/>
    </style:style>
    <style:style style:name="T41" style:family="text">
      <style:text-properties style:use-window-font-color="true" fo:font-style="normal" officeooo:rsid="00387489" style:font-style-asian="normal" style:font-style-complex="normal"/>
    </style:style>
    <style:style style:name="T42" style:family="text">
      <style:text-properties style:use-window-font-color="true" officeooo:rsid="003a6318"/>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officeooo:rsid="0018aacc"/>
    </style:style>
    <style:style style:name="T51" style:family="text">
      <style:text-properties officeooo:rsid="001fdda9"/>
    </style:style>
    <style:style style:name="T52" style:family="text">
      <style:text-properties officeooo:rsid="00205062"/>
    </style:style>
    <style:style style:name="T53" style:family="text">
      <style:text-properties officeooo:rsid="0023e13e"/>
    </style:style>
    <style:style style:name="T54" style:family="text">
      <style:text-properties officeooo:rsid="0028db60"/>
    </style:style>
    <style:style style:name="T55" style:family="text">
      <style:text-properties officeooo:rsid="002aae77"/>
    </style:style>
    <style:style style:name="T56" style:family="text">
      <style:text-properties officeooo:rsid="002dae6e"/>
    </style:style>
    <style:style style:name="T57" style:family="text">
      <style:text-properties officeooo:rsid="003a6318"/>
    </style:style>
    <style:style style:name="T58" style:family="text">
      <style:text-properties officeooo:rsid="003b8dd9"/>
    </style:style>
    <style:style style:name="T59" style:family="text">
      <style:text-properties officeooo:rsid="003d08f0"/>
    </style:style>
    <style:style style:name="T60" style:family="text">
      <style:text-properties officeooo:rsid="003edd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8">От Massaraksh</text:p>
      <text:p text:style-name="P10">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8956852650080521" text:style-name="L1">
        <text:list-item>
          <text:p text:style-name="P114">добавить детектив <text:span text:style-name="T1">(реализовано)</text:span>+ магические уроки/трактаты Старсвирла (реализовано)</text:p>
        </text:list-item>
        <text:list-item>
          <text:p text:style-name="P115">Терра несколько раз пытается убить Макса (один раз — в аквапарке). Несколько раз Макса спасает Селестия (даёт приказы Нексусу)</text:p>
        </text:list-item>
        <text:list-item>
          <text:p text:style-name="P115">Книги:</text:p>
        </text:list-item>
      </text:list>
      <text:list xml:id="list844430326751975122" text:style-name="L2">
        <text:list-item>
          <text:p text:style-name="P116">«Великие грифоны прошлого» - из канона (5<text:span text:style-name="T7">s8e)</text:span></text:p>
        </text:list-item>
        <text:list-item>
          <text:p text:style-name="P116">«Высшие заклинания в повседневном использовании: от песчинки до дворца»</text:p>
        </text:list-item>
        <text:list-item>
          <text:p text:style-name="P116">«Малоизвестные аспекты магии трансформаций»</text:p>
        </text:list-item>
        <text:list-item>
          <text:p text:style-name="P11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6">Дасти Вейфарер «Зебрианская культура, быт и фольклор»</text:p>
        </text:list-item>
        <text:list-item>
          <text:p text:style-name="P116">«Краткая история Эквестрии»</text:p>
        </text:list-item>
        <text:list-item>
          <text:p text:style-name="P116">«Шедевры архитектуры Эквестрии» с разделом о Кантерлотском Королевском Дворце</text:p>
        </text:list-item>
        <text:list-item>
          <text:p text:style-name="P116">«Великие дела и великие чары». Страница 893: …</text:p>
        </text:list-item>
        <text:list-item>
          <text:p text:style-name="P116">«Природа Проклятий» - обмен</text:p>
        </text:list-item>
        <text:list-item>
          <text:p text:style-name="P116">«Магия для Чайников» - обмен</text:p>
        </text:list-item>
        <text:list-item>
          <text:p text:style-name="P116">«Энциклопедия Арканум» - обмен</text:p>
        </text:list-item>
        <text:list-item>
          <text:p text:style-name="P116">«О Гейсах» - обмен</text:p>
        </text:list-item>
        <text:list-item>
          <text:p text:style-name="P116">«Тайны Тайных Наук» - обмен</text:p>
        </text:list-item>
        <text:list-item>
          <text:p text:style-name="P116">«Основы Заклятий» - обмен</text:p>
        </text:list-item>
        <text:list-item>
          <text:p text:style-name="P116"><text:soft-page-break/>«Мамочка, А Что Это Истекает Из Моего Рога? - Введение В Магию Для Маленьких Единорогов» - обмен</text:p>
        </text:list-item>
      </text:list>
      <text:p text:style-name="P10"/>
      <text:h text:style-name="Heading_20_2" text:outline-level="2">Факты об Эквестрии <text:span text:style-name="T1">(согласовать с вики)</text:span></text:h>
      <text:list xml:id="list5446332523186927521" text:style-name="L3">
        <text:list-item>
          <text:p text:style-name="P11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7">Селестия — переменчивая пони. В одно время не строгая, а в другое может быть такой, что страшно становится</text:p>
        </text:list-item>
        <text:list-item>
          <text:p text:style-name="P11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7">Около 820-ти лет назад будущий маг Лайтнинг Стар поступил на обучение к наставнику Тииспоту</text:p>
        </text:list-item>
        <text:list-item>
          <text:p text:style-name="P11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7">У Селестии грива и хвост развеваются и переливаются от магического шампуня</text:p>
        </text:list-item>
        <text:list-item>
          <text:p text:style-name="P117">Тело Селестии очень крепкое — может выдержать несколько тонн земли</text:p>
        </text:list-item>
        <text:list-item>
          <text:p text:style-name="P117">Дискорд намного старше принцесс, его магия сильнее ихней на голову</text:p>
        </text:list-item>
        <text:list-item>
          <text:p text:style-name="P117">Луна младше Селестии на 3 года. Сёстрам около 5000 лет. По другим данным, Селестии около 2500 лет.</text:p>
        </text:list-item>
        <text:list-item>
          <text:p text:style-name="P117">Принцессы начали войну с Дискордом в возрасте, когда им было около 700 лет — и продолжалась война почти сто лет</text:p>
        </text:list-item>
        <text:list-item>
          <text:p text:style-name="P117">Самый главный враг сестёр и Дискорда — скука</text:p>
        </text:list-item>
        <text:list-item>
          <text:p text:style-name="P117">В Эквестрии на одного жеребца приходится четыре - пять кобыл</text:p>
        </text:list-item>
        <text:list-item>
          <text:p text:style-name="P11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7">Селестия в первые полторы тысячи лет путешествовала — и заварила несколько войн (две — с Эквестрией, в одной была против Луны)</text:p>
        </text:list-item>
        <text:list-item>
          <text:p text:style-name="P117">Настоящий цвет гривы Селестии — клубнично-розовая. Радужный цвет гривы и хвоста поддерживается магией</text:p>
        </text:list-item>
        <text:list-item>
          <text:p text:style-name="P117">Кроме Дискорда, старше сестёр ещё старейшина драконов</text:p>
        </text:list-item>
        <text:list-item>
          <text:p text:style-name="P117">Кэйденс не прожила и 60-ти лет и является низкорожденной</text:p>
        </text:list-item>
        <text:list-item>
          <text:p text:style-name="P11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7">Народ тихо фигел от нововведений и с ещё большим ожесточением продолжал делать по-своему</text:p>
        </text:list-item>
        <text:list-item>
          <text:p text:style-name="P11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7">Когда пони женятся, они обмениваются ножными браслетами</text:p>
        </text:list-item>
        <text:list-item>
          <text:p text:style-name="P117">Светилами, кроме сестёр, могут управлять единороги (группы), Дискорд, Твайлайт и Старсвирл</text:p>
        </text:list-item>
        <text:list-item>
          <text:p text:style-name="P117">Королева Кризалис — правительница Зелёной Долины</text:p>
        </text:list-item>
        <text:list-item>
          <text:p text:style-name="P117">Мать Луны и Селестии — аликорн Лорен. Мать Дискорда — Алиса (пони-человек)</text:p>
        </text:list-item>
        <text:list-item>
          <text:p text:style-name="P11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Норф</text:h>
      <text:p text:style-name="P8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P133" text:outline-level="2">1. Терра</text:h>
      <text:p text:style-name="P32">музыка - кондовая электронная, холодная и отчаянная (Electronics “Disappointed”)</text:p>
      <text:p text:style-name="P92">&lt;Добавить угрозу ядерной войны&gt;</text:p>
      <text:p text:style-name="P8">***</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0">Я прислонился к стойке с коньяком и закрыл глаза.</text:p>
      <text:p text:style-name="P13">Блядь, как хочется послать его нахуй.</text:p>
      <text:p text:style-name="P10">–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0">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10">– Я даже не смогу зайти в офис. Я выкинул пропуск в унитаз.</text:p>
      <text:p text:style-name="P14">– Макс, не беспокойся, охрана уже в курсе. Тебе выдадут временный.</text:p>
      <text:p text:style-name="P14"><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13">Блядь!</text:p>
      <text:p text:style-name="P10">– Ладно, <text:span text:style-name="T7">уболтал</text:span>. Загляну на огонёк. Но ничего не обещаю. Честно говоря, мне плевать.</text:p>
      <text:p text:style-name="P10">Треск помех не смог скрыть выдох на той стороне трубки.</text:p>
      <text:p text:style-name="P10">– Спасибо, Макс. Я знал, что на тебя можно рассчитывать. Оплата, как договорились.</text:p>
      <text:p text:style-name="P28"><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8">***</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7">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22"/>
      <text:p text:style-name="P61"><text:span text:style-name="T7">&gt;\</text:span>Привет, Нексус. Это Макс.</text:p>
      <text:p text:style-name="P61"><text:span text:style-name="T7">&lt;\</text:span>Привет Макс. <text:span text:style-name="T1">Рад тебя видеть. Где ты отсутствовал три дня?</text:span></text:p>
      <text:p text:style-name="P61"><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30"/>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1"><text:span text:style-name="T7">&gt;\</text:span>Как называется наш проект?</text:p>
      <text:p text:style-name="P61"><text:span text:style-name="T7">&lt;\</text:span>Дайсон.</text:p>
      <text:p text:style-name="P61"><text:span text:style-name="T7">&gt;\</text:span>Сколько тебе лет?</text:p>
      <text:p text:style-name="P61"><text:soft-page-break/><text:span text:style-name="T7">&lt;\</text:span>Два года с начала запуска кластера.</text:p>
      <text:p text:style-name="P61"><text:span text:style-name="T7">&gt;\</text:span>Какой сейчас год?</text:p>
      <text:p text:style-name="P61"><text:span text:style-name="T7">&gt;\</text:span>202<text:span text:style-name="T1">6</text:span>-й.</text:p>
      <text:p text:style-name="P31"/>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1"><text:span text:style-name="T7">&gt;\</text:span>Нексус, отключи память <text:span text:style-name="T1">заданий</text:span> за последнюю неделю.</text:p>
      <text:p text:style-name="P61"><text:span text:style-name="T7">&lt;\</text:span>Выполнено.</text:p>
      <text:p text:style-name="P61"><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1"><text:span text:style-name="T7">&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7">&lt;\</text:span><text:span text:style-name="T1">Выполняю задачу</text:span>...</text:p>
      <text:p text:style-name="P62"><text:span text:style-name="T7">&lt;\</text:span>...</text:p>
      <text:p text:style-name="P62"><text:span text:style-name="T7">&lt;\</text:span>Решение:</text:p>
      <text:p text:style-name="P62"><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8">Подробный план действий по дням приведен в файле «Война корпораций_A_06.09.2026_23<text:span text:style-name="T7">:47.bmf»</text:span></text:p>
      <text:p text:style-name="P30"/>
      <text:p text:style-name="P39">&lt;<text:span text:style-name="T1">как-то говённо. Улучшить</text:span>&gt;</text:p>
      <text:p text:style-name="P42">Хм, не понял? Ч<text:span text:style-name="T1">ё</text:span> за хрень?</text:p>
      <text:p text:style-name="P42"/>
      <text:p text:style-name="P61"><text:span text:style-name="T7">&gt;</text:span>\Нексус, почему ты используешь жёсткие настройки <text:span text:style-name="T1">для решения задачи</text:span>?</text:p>
      <text:p text:style-name="P61"><text:span text:style-name="T7">&lt;\</text:span>Настройки правильные, <text:span text:style-name="T1">Макс</text:span>.</text:p>
      <text:p text:style-name="P31"/>
      <text:p text:style-name="P4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22"/>
      <text:p text:style-name="P61"><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31"/>
      <text:p text:style-name="P4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2">Ага, уже теплее.</text:p>
      <text:p text:style-name="P42"/>
      <text:p text:style-name="P61"><text:span text:style-name="T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7">.</text:span></text:p>
      <text:p text:style-name="P68">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93">***</text:p>
      <text:p text:style-name="P93"/>
      <text:p text:style-name="P10">На улице моросил дождь. Я шарил по карманам в поисках ключей от машины, когда в плечо похлопали.</text:p>
      <text:p text:style-name="P10">Я обернулся. За спиной подслеповато осклабился бородатый зачуханый мужик в рваных джинсах и свитере.</text:p>
      <text:p text:style-name="P10">– Слышь, браток, дай на опохмел? Мочи нет, в глотке пересохло. Спать не могу, глюки всякие снятся.</text:p>
      <text:p text:style-name="P10">От нечего делать, пока роюсь в карманах, спросил:</text:p>
      <text:p text:style-name="P10">– И что же за глюки тебе снятся, мужик?</text:p>
      <text:p text:style-name="P10">–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0">Я хотел было ответить, что лечиться опохмелом от белой горячки — плохая идея, но тут на меня накатило.</text:p>
      <text:p text:style-name="P10">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0">– Так чего, дашь на успокоение нервов? Не жлобись, мужик, будь другом? – повторный оклик нищего вернул меня к реальности.</text:p>
      <text:p text:style-name="P10">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0">– На. – я протянул ему кулёк с Бакарди.</text:p>
      <text:p text:style-name="P10">– О, – обрадовался мужик. – Ромчик! То, что надо! Спасибо, бро!</text:p>
      <text:p text:style-name="P10">Бродяга пошлёпал в дождь.</text:p>
      <text:p text:style-name="P10">Я смотрел ему вслед, пытаясь вспомнить детали образа, на мгновение проступившего во тьме.</text:p>
      <text:p text:style-name="P16"/>
      <text:p text:style-name="P16">***</text:p>
      <text:p text:style-name="P16"/>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10">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0">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0"><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0">– Гули-гули-гули!</text:p>
      <text:p text:style-name="P10">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0">Сосущее чувство усилилось.</text:p>
      <text:p text:style-name="P10">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8">***</text:p>
      <text:p text:style-name="P8"/>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0">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8"><text:soft-page-break/><text:span text:style-name="T1">Блядь</text:span>, что за мысли пошли!</text:p>
      <text:p text:style-name="P1">Я вспомнил Влада, <text:span text:style-name="T7">&lt;</text:span><text:span text:style-name="T22">месяц</text:span><text:span text:style-name="T7">&gt;</text:span> назад прыгнувшего с крыши <text:span text:style-name="T1">своей</text:span> многоэтажки.</text:p>
      <text:p text:style-name="P28">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8">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4">Музыка быстрая, тревожная, надорваная и печальная (Pet Shop Boys “So Hard” ?)</text:p>
      <text:p text:style-name="P34"/>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6"/>
      <text:p text:style-name="P3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4"/>
      <text:p text:style-name="P42"><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снотворного таких глюков у меня ни разу не было</text:span><text:span text:style-name="T4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2">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22">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0">Я даже начал было смотреть серии по собственной инициативе, но после самоубийства Влада не мог к ним вернуться.</text:p>
      <text:p text:style-name="P44"><text:soft-page-break/><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0">&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0">– Сестрица, не позорься! – шикнула на Селестию тёмная аликорница. – Не выдавай желаемое за действительное хотя бы при посторонних.</text:p>
      <text:p text:style-name="P10">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0">– Что происходит? Как я тут очутился вообще?</text:p>
      <text:p text:style-name="P10">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0">Дискорд нахмурился и бросил в сторону, ковыряясь когтём в зубе.</text:p>
      <text:p text:style-name="P10">–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0">– <text:s/>А что, в Винг-Поинте вас не учили, что оставлять пост без приказа <text:s/>— недопустимо? – отпустил он уже пегасу.</text:p>
      <text:p text:style-name="P10">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10">–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0">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0">–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0">–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0">– На себя посмотри! – огрызнулся Дискорд. – Призвала какую-то полудохлую обезьяну вместо с<text:span text:style-name="T28">верх</text:span>…</text:p>
      <text:p text:style-name="P10">Тут м<text:span text:style-name="T7">еня, </text:span>наконец,<text:span text:style-name="T7"> стошнило. Буквально вывернуло наизнанку: из носа текло, в глазах стояли слёзы. </text:span></text:p>
      <text:p text:style-name="P10"><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0">Я разогнулся и выпустил шею аликорницы. Она перевела <text:s/>взгляд на меня. Потом — на своё копыто, краешек которого оказался запачкан.</text:p>
      <text:p text:style-name="P19">Я смутился и потянулся за платком.</text:p>
      <text:p text:style-name="P19">– Я это… Извиняюсь. Сейчас вытру.</text:p>
      <text:p text:style-name="P10"><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0">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0">– Ты почему отстал? – крикнула она. – Некогда прохлаждаться!</text:p>
      <text:p text:style-name="P10">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0">–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0">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0">–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0">– Какого хера? Прекрати немедленно! Бля...</text:p>
      <text:p text:style-name="P10">Аликорница пропустила мои протесты мимо ушей. Мы приближались к концу галереи, когда из конца, где я только что отдыхал, показался стебель.</text:p>
      <text:p text:style-name="P10">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0">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0">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0">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0">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0">Я оглянулся вперёд и увидел ещё один зелёный «рукав», выползающий из бокового прохода, как паста из тюбика.</text:p>
      <text:p text:style-name="P10">Бац!</text:p>
      <text:p text:style-name="P10">– Ай!</text:p>
      <text:p text:style-name="P10"><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0">Увидев, что назад пути нет, аликорница крутанулась обратно.</text:p>
      <text:p text:style-name="P10">Бац!</text:p>
      <text:p text:style-name="P10">– Ай! Твою ж... Твоё высочество, блин!!!</text:p>
      <text:p text:style-name="P10">Селестия выпрямилась в струнку.</text:p>
      <text:p text:style-name="P10">– Закрой глаза! – скомандовала аликорница.</text:p>
      <text:p text:style-name="P10">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0">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0">–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0">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0">–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0">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0">Но оставить аликорницу здесь? Я оглянулся на неё.</text:p>
      <text:p text:style-name="P10">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0">Нет, не могу. Блин, лучше уж пусть меня сожрёт с ней заодно это шелестящее говно, чем оставить её тут одну.</text:p>
      <text:p text:style-name="P10">Я присел рядом с ней и положил её голову к себе на колени.</text:p>
      <text:p text:style-name="P10">– Эй!!! – крикнул я ей в ухо. – Вставай! Ты должна встать!</text:p>
      <text:p text:style-name="P10">Я дунул ей в морду и потрепал рукой по чёлке, задев при этом рог.</text:p>
      <text:p text:style-name="P10">Медленно-медленно <text:s/>Селестия раскрыла один глаз. Её ноги дёрнулись и поджались к телу.</text:p>
      <text:p text:style-name="P10">– Вставай, лошадь рогатая!!! Некогда прохлаждаться! Нам сейчас жопа наступит, если не встанешь!</text:p>
      <text:p text:style-name="P10">Глаз так же медленно закрылся.</text:p>
      <text:p text:style-name="P10">Я зарычал от бессилия. Шуршание раздавался совсем близко.</text:p>
      <text:p text:style-name="P10">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0">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0">Ну, всё, можно вставлять в глаза монетки. Хороший бутерброд получился для глистоплюща!</text:p>
      <text:p text:style-name="P10"><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0">– Давай, родная, давай! Вставай, я помогу тебе. Совсем немного осталось...</text:p>
      <text:p text:style-name="P10"><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0">– Вот они!!!</text:p>
      <text:p text:style-name="P10">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0">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0">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0">–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0">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0">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0">–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0">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0"><text:soft-page-break/>Ну, блин, пронесло! Не думаю, что эта дрянь умеет летать. Я облегчённо выдохнул.</text:p>
      <text:p text:style-name="P10">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0">–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0">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0">–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10">– <text:s/>Почему ты называешь замок домом?</text:p>
      <text:p text:style-name="P10">–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0">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0">– А почему вы выбрали такое необычное место для замка? Остров посреди болота мне не кажется подходящим местом для королевской резиденции.</text:p>
      <text:p text:style-name="P10">– Раньше тут не было болота. Глубокий овраг окружал Дом с трёх сторон. С четвёртой его защищала скала. Болото появилось совсем недавно.</text:p>
      <text:p text:style-name="P10">– Точно недавно?</text:p>
      <text:p text:style-name="P10">– Почему ты спрашиваешь Нас?</text:p>
      <text:p text:style-name="P19">Я указал на пятно ряби на воде, быстро догоняющее тень от колесницы.</text:p>
      <text:p text:style-name="P10">– Потому что в нём успела завестись рыба. Причём, судя по всему, достаточно крупная.</text:p>
      <text:p text:style-name="P10">Луна проследила взглядом направление и внезапно вскочила на ноги.</text:p>
      <text:p text:style-name="P10">– Набирай высоту! Они настигают нас! – крикнула она Дискорду. Тот обернулся и, увидев пятно на воде, помотал головой.</text:p>
      <text:p text:style-name="P10">–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0">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0">– Вправо! – заорал Дискорд, рванув жезл вправо.</text:p>
      <text:p text:style-name="P10"><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0">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0">–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0">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10">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0">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0">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0">Она что-то спросила меня, но я не услышал ни звука.</text:p>
      <text:p text:style-name="P10">– Что?! Говори громче, я ничего не слышу.</text:p>
      <text:p text:style-name="P10">– Где Дискорд? – повторила она <text:span text:style-name="T21">напряжённо</text:span>.</text:p>
      <text:p text:style-name="P10">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0">Что-то схватило меня за шиворот и потащило назад.</text:p>
      <text:p text:style-name="P10">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0">Пегасы тем временем упорно молотили крыльями, пытаясь прорваться к близкому берегу.</text:p>
      <text:p text:style-name="P10">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0">Тройка скакунов молча ускорилась, а их попавшийся собрат бился в объятиях лозы как мотылёк в паутине.</text:p>
      <text:p text:style-name="P10"><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10"><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0">Одновременно раздался громкий треск откуда-то сзади, и пол платформы выровнялся</text:p>
      <text:p text:style-name="P10">– Кимеринн!!! <text:s/>– <text:s/>закричала Луна, выплюнув воротник моей куртки.</text:p>
      <text:p text:style-name="P10">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0">Луна, сложив крылья, прыгнула головой вниз с платформы.</text:p>
      <text:p text:style-name="P10">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0">Мы уже летели над берегом, когда она молча опустилась на платформу и забилась в угол<text:span text:style-name="T28">, опустив голову на пол.</text:span></text:p>
      <text:p text:style-name="P10">Некоторое время мы летели молча. Потом из-под платформы послышался шорох и возня. Я лёг на пол и заглянул под платформу.</text:p>
      <text:p text:style-name="P10">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0">Я ухватился за протянутую им лапу, а подошедшая Луна вцепилась зубами в его загривок и — оп-па! — мы таки втащили его на колесницу.</text:p>
      <text:p text:style-name="P10"><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10"><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0">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0">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0"><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0"><text:span text:style-name="T7">–</text:span> ТЫ!!! ТЫ!..</text:p>
      <text:p text:style-name="P10"><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10">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10">Дальнейший путь мы провели в молчании.</text:p>
      <text:p text:style-name="P26"/>
      <text:h text:style-name="Heading_20_2" text:outline-level="2"><text:span text:style-name="T7">3. </text:span>Кантерлот</text:h>
      <text:p text:style-name="P65">Музыка медленная, фэнтезийная, средневековая, изысканая, дворцовая (стиль Dire Straits “Coyote”)</text:p>
      <text:p text:style-name="P28">Глава IV. Пределы магии</text:p>
      <text:p text:style-name="P25"/>
      <text:p text:style-name="P28">Вашему покорному слуге известны четыре предела магии: </text:p>
      <text:list xml:id="list7465555469782560787" text:style-name="L4">
        <text:list-item>
          <text:p text:style-name="P11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2"><text:s/>Сколько страниц сегодня нахреначили?</text:p><text:p text:style-name="P103">– <text:span text:style-name="T1">Восемь, о учитель!</text:span></text:p><text:p text:style-name="P103">– Отлично. Надиктую ещё две и сбегаешь за кофе.</text:p></text:note-body></text:note></text:span></text:p>
        </text:list-item>
      </text:list>
      <text:p text:style-name="P13"/>
      <text:p text:style-name="P17">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6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3">Я потянулся. Хватит на сегодня чтения. Настало время ежедневной прогулки по городу. Тем более, что у меня есть деньги.</text:p>
      <text:p text:style-name="P6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3">Так что даже на ремонт одежды и покупку необходимых в повседневной жизни мелочей у меня финансов не было. До недавнего времени. </text:p>
      <text:p text:style-name="P6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3">– Разве что один бит. Серебряный.</text:p>
      <text:p text:style-name="P63"><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3"><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23">В погоне за ней я чуть не открыл лбом дубовые ворота — серебряшка прокатилась прямо под ними.</text:p>
      <text:p text:style-name="P17"><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7">Я приоткрыл створку.</text:p>
      <text:p text:style-name="P2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3">– Макс. – <text:s/>отрекомендовался я. – <text:s/>Человек.</text:p>
      <text:p text:style-name="P2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7">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3">– К сожалению, не слышал. Я тут недавно.</text:p>
      <text:p text:style-name="P2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3">– Я вижу вас. – честно признался я.</text:p>
      <text:p text:style-name="P23">– Правильно! Вы видите, как <text:span text:style-name="T57">полу</text:span>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3">– Вы говорили, что королевские кареты делали три мастерских…</text:p>
      <text:p text:style-name="P2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3">Норф строго посмотрел на меня поверх очков.</text:p>
      <text:p text:style-name="P2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3">Единорог с силой крутанул колесо. Оно беззвучно завертелось, превратившись в серый размытый диск.</text:p>
      <text:p text:style-name="P2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3">Норф пошёл к сараю, стоявшему у задней стены дворика. На полпути он обернулся.</text:p>
      <text:p text:style-name="P23">– Не могли бы вы помочь мне вон с тем домкратом? А то склероз замучал, а бегать туда-сюда уже малость трудновато.</text:p>
      <text:p text:style-name="P23">Распахнув ветхие ворота сарайчика, он картинно вскинул копыто.</text:p>
      <text:p text:style-name="P23">– “Королева Лорен ”! Встречайте!</text:p>
      <text:p text:style-name="P2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text:span text:style-name="T57">Хррр...</text:span></text:p>
      <text:p text:style-name="P23"><text:span text:style-name="T57">Старик клюнул носом и встрепенулся. Потом он</text:span> <text:span text:style-name="T58">огляделся и </text:span>заговорщицки подмигнул мне.</text:p>
      <text:p text:style-name="P2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23">Норф любовно погладил обтекатель кареты и стал подымать её на домкрате.</text:p>
      <text:p text:style-name="P2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3">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3">– А вы, как я вижу, королевский гость? – Норф кивнул на ворот рубашки с закрепённой клипсой-пропуском. – Могу я вас попросить об одном одолжении?</text:p>
      <text:p text:style-name="P23">– Да пожалуйста!</text:p>
      <text:p text:style-name="P23">– Подождите минутку, я сейчас.</text:p>
      <text:p text:style-name="P23">Норф закончил монтаж колеса и скрылся в небольшом домике в глубине двора.</text:p>
      <text:p text:style-name="P2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3">Я торопливо отошёл к воротам. Норф как раз вышел из дома с маленькой деревянной коробочкой красного цвета.</text:p>
      <text:p text:style-name="P2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3">– Не забуду. – пообещал я.</text:p>
      <text:p text:style-name="P23"/>
      <text:h text:style-name="Heading_20_2" text:outline-level="2"><text:span text:style-name="T7">4. </text:span>Библиотека</text:h>
      <text:p text:style-name="P24">&lt;<text:span text:style-name="T47">Mike Oldfield – Tres Lunas ”To Be Free” (Radio Edit)</text:span>&gt;</text:p>
      <text:p text:style-name="P28">Глава VI. Основы</text:p>
      <text:p text:style-name="P28"/>
      <text:p text:style-name="P2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8">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13"><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5"/>
      <text:p text:style-name="P44">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 А по-моему, ты не…</text:p>
      <text:p text:style-name="P44"><text:span text:style-name="T8">– Так, я попрошу! – перебила меня венценосная кобыла. – Давай, ты не будешь лезть в мои дела, а я не буду</text:span><text:span text:style-name="T4">… эээ… ммм…</text:span></text:p>
      <text:p text:style-name="P48">– Не будешь что?</text:p>
      <text:p text:style-name="P52">Селестия нахмурилась и приняла грозный вид.</text:p>
      <text:p text:style-name="P52"><text:span text:style-name="T7">– </text:span>Не забывай, человек, я — могущественный маг и правитель Эквестрии. Ко мне нужно относиться с должным уважением!</text:p>
      <text:p text:style-name="P52"><text:span text:style-name="T7">– </text:span>А то что? Превратишь в жабу? Сошлёшь на Луну? Убьёшь нахер?</text:p>
      <text:p text:style-name="P52"><text:soft-page-break/>Аликорница сникла. Уши её опустились.</text:p>
      <text:p text:style-name="P52"><text:span text:style-name="T7">– </text:span>Макс, не надо... Ты же знаешь, я этого не сделаю.</text:p>
      <text:p text:style-name="P52"><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52"><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2"><text:span text:style-name="T7">Аликорница уселась н</text:span>а пол <text:span text:style-name="T7">и прижала копыто к груди.</text:span></text:p>
      <text:p text:style-name="P48">– Да будет так! Сим заявляю, что отныне и впредь буду общаться с тобой на равных, человек Макс. Слово Селестии!</text:p>
      <text:p text:style-name="P52"><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2"><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7">– </text:span>Вот, читай отсюда. <text:span text:style-name="T7">– а</text:span>ликорница подчеркнула абзац копытом.</text:p>
      <text:p text:style-name="P52"/>
      <text:p text:style-name="P54">***</text:p>
      <text:p text:style-name="P54"/>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21">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Кентаврячьи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8">– <text:s/>Давай я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8">–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8"><text:span text:style-name="T1">– Занавес. </text:span>– <text:s/><text:span text:style-name="T1">подытожил я.</text:span></text:p>
      <text:p text:style-name="P48"/>
      <text:h text:style-name="P134" text:outline-level="2"><text:span text:style-name="T7">5. </text:span>Индиго</text:h>
      <text:p text:style-name="P48"/>
      <text:p text:style-name="P4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text:soft-page-break/>–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7">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Ишь ты!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text:soft-page-break/></text:p>
      <text:h text:style-name="P133" text:outline-level="2">6. Стыд</text:h>
      <text:p text:style-name="P52"/>
      <text:p text:style-name="P55">~~~ Завтра на семь в библиотеке ~~~</text:p>
      <text:p text:style-name="P55"/>
      <text:p text:style-name="P5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text:span text:style-name="T57">ё</text:span>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text:span text:style-name="T58">Хррр...</text:span></text:p>
      <text:p text:style-name="P52">Я посмотрел на часы. До семи оставалось двадцать минут — как раз, чтоб успеть дойти до библиотеки. <text:span text:style-name="T58">Я намеренно уронил на пол тяжёлый рашпиль.</text:span></text:p>
      <text:p text:style-name="P52">– На сегодня довольно. Я ж вижу, ты торопишься. – заметил Норф, <text:span text:style-name="T58">просыпаясь</text:span>.</text:p>
      <text:p text:style-name="P5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саквояж и сунул его в рюкзак.</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text:soft-page-break/>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oft-page-break/><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8">***</text:p>
      <text:p text:style-name="P19">Семь жеребят-подростков стояли передо мною с отсутствующим видом.</text:p>
      <text:p text:style-name="P19">– Представьтесь перед вашей принцессой! – шикнул на них сопровождающий стражник.</text:p>
      <text:p text:style-name="P19">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10">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0">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0">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0">Луна прибыла через пятнадцать минут.</text:p>
      <text:p text:style-name="P10">–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0">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0">– Извини, Луна, дело срочное.</text:p>
      <text:p text:style-name="P10">– Надеюсь, оно стоит моих прерванных грёз об Ночной Эквестрии!</text:p>
      <text:p text:style-name="P10">– Об Ночной Эквестрии?? Брось, сестра, я знаю, о чём ты грезишь! Уж точно среди моих стражников нет никого с таким именем.</text:p>
      <text:p text:style-name="P10">– Да как ты смеешь?!!</text:p>
      <text:p text:style-name="P10">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0">– Это… Твои??? И ты скрывала от меня всё это время??? Но кто??? Кто их отец? КТО ЭТОТ…</text:p>
      <text:p text:style-name="P10">Мне пришлось заткнуть Луне рот, чтобы не разбудить жеребят.</text:p>
      <text:p text:style-name="P10">– Тсссс! Неужели ты думаешь, что по плодовитости я могу дать фору Кризалис? Нет, это не мои жеребята. Успокойся и взгляни на их сны.</text:p>
      <text:p text:style-name="P10">Луна умолкла и сосредоточилась. Постепенно на её морде гнев сменился недоверием, а потом и <text:soft-page-break/>ужасом.</text:p>
      <text:p text:style-name="P10">– Сто рогов мне в круп! ЧТО ЭТО ЗА…</text:p>
      <text:p text:style-name="P10">От волнения Луна вспомнила армейские ругательства. Мне снова пришлось заткнуть ей рот. </text:p>
      <text:p text:style-name="P10">– Из-за этого кошмара они отказались сдавать лётный экзамен и рискуют стать отвержеными. Ну, ты же знаешь пегасов...</text:p>
      <text:p text:style-name="P10">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0">–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0">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10">Наконец Луна опустилась на пол, выходя из транса. Магическая аура исчезла и она обессиленно бухнулась на колени.</text:p>
      <text:p text:style-name="P10">– Проклятье! К такому я не была готова!</text:p>
      <text:p text:style-name="P10">Луна подняла голову, я с ужасом обнаружила, что вместо моей любимой и единственной сестры на меня змеиными глазами смотрит Найтмэр Мун.</text:p>
      <text:p text:style-name="P10">– Что? Что ты видела,? Что с тобой произошло, сестра?</text:p>
      <text:p text:style-name="P10">Я не верила своим глазам. Страхи прошлого вернулись ко мне с новой силой.</text:p>
      <text:p text:style-name="P10">– Тия, эта гадость пришла не из нашего мира. В их снах я видела...</text:p>
      <text:p text:style-name="P10">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7">— умение делегировать полномочия. Вечером того же дня я села за письменный стол.</text:span></text:p>
      <text:p text:style-name="P4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text:soft-page-break/></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7">—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7">40-6</text:span></text:h>
      <text:p text:style-name="P66">Mark Knopfler — Hill Farmers Blues — или на следующую главу (прощание)</text:p>
      <text:p text:style-name="P52"/>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7">— оставить тебе напутствие.</text:span></text:p>
      <text:p text:style-name="P55"><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8">…</text:p>
      <text:p text:style-name="P52">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9"> </text:span><text:span text:style-name="T34">—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матрац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52">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8">– <text:span text:style-name="T1">Могу же я расслабиться хотя бы раз в сто лет? Я тоже живое существо, что бы там ни говорили подпольщики.</text:span></text:p>
      <text:p text:style-name="P52"><text:soft-page-break/>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она в большинстве мест была бы непригодна для жизни. Для этих же целей, кстати, необходимо и управление погодой.</text:p>
      <text:p text:style-name="P48"><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8"><text:span text:style-name="T1">–</text:span> Мы же договорились! Тия!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Тия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pan text:style-name="T1">–</text:span> Ты чего??? <text:span text:style-name="T1">–</text:span> я непонимающе уставился на аликорницу.</text:p>
      <text:p text:style-name="P4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морской дракон мудра</text:p><text:p text:style-name="P106"/><text:p text:style-name="P106">Я видала взлёт империй,</text:p><text:p text:style-name="P106">Я жила среди легенд,</text:p><text:p text:style-name="P106">Древней магии мистерий</text:p><text:p text:style-name="P106">Я прилежнейший студент</text:p><text:p text:style-name="P106"/><text:p text:style-name="P106">Обожаема народом,</text:p><text:p text:style-name="P106">Уважаема врагом,</text:p><text:p text:style-name="P106">Но друзей моих немного,</text:p><text:p text:style-name="P106">Но в душе жжёт холодом</text:p><text:p text:style-name="P106"/><text:p text:style-name="P106">Одинока и печальна,</text:p><text:p text:style-name="P106">Недоступна и строга,</text:p><text:p text:style-name="P106">Потеряла изначальный</text:p><text:p text:style-name="P106">Смысл жизни навсегда</text:p><text:p text:style-name="P106"/><text:p text:style-name="P106">Жизнь моя теперь публична,</text:p><text:p text:style-name="P106">Жизнь моя теперь для всех,</text:p><text:p text:style-name="P106">В этом — горе, в этом — счастье,</text:p><text:p text:style-name="P104"><text:span text:style-name="T28">В этом плачь и в этом смех.</text:span></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124">– Мёд. Или сахар. На твоё усмотрение. – <text:span text:style-name="T59">просипел я.</text:span></text:p>
      <text:p text:style-name="P48">– Как скажешь. – нос Тии скрылся за дверью.</text:p>
      <text:p text:style-name="P4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х<text:span text:style-name="T60">ихик</text:span>нула аликорница. – Так и норовят заниматься воздушной эквилибристикой над башней, когда я моюсь.</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Тие. Мне пришлось осторожно напрягать мускулы шеи, чтобы они случайно не отвернули голову нафиг.</text:p>
      <text:p text:style-name="P48"><text:soft-page-break/>–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52">Её ресницы щекотали мне щеку. Я повернулся к ней и буквально растворился в ласковом взгляде огромных сиреневых глаз.</text:p>
      <text:p text:style-name="P52">–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21">слабой рядом с сильным</text:span>!</text:p>
      <text:p text:style-name="P52">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text:soft-page-break/>– Я тут подумала, – повернулась она ко мне, – лучше выпьем лазурное вино в ванной. <text:span text:style-name="T21">Оно расслабляет и снимает магию радужного чая. Эффективнее всего действует в воде. Ты не против?</text:span></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2"><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7">– За дружбу! </text:span>– подняла бокал Тия.</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7">– Это ты называешь “дружбой”? – с </text:span>улыбкой хмыкнул<text:span text:style-name="T7"> я. – </text:span>Мне нравится твоё чувство юмора.</text:p>
      <text:p text:style-name="P52">Аликорница нахмурилась.</text:p>
      <text:p text:style-name="P52"><text:span text:style-name="T7">– </text:span>Тебе не нравится моя дружба? Ты чем-то недоволен?</text:p>
      <text:p text:style-name="P52">Я расхохотался, чуть не поперхнувшись водой, плескавшейся у подбородка.</text:p>
      <text:p text:style-name="P52"><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52">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8">Слёзы злости душили меня, но я сдержался.</text:p>
      <text:p text:style-name="P48">– Охренеть. – сказал я холодно. – А я прям напрашивался!</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52">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8">–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text:span text:style-name="T50">за</text:span> засова табличку «ЗАКРЫТО» и повесил её на ручку.</text:p>
      <text:p text:style-name="P48"/>
      <text:p text:style-name="P54">***</text:p>
      <text:p text:style-name="P48"/>
      <text:p text:style-name="P1">Стражники-единороги <text:span text:style-name="T52">из солнечной стражи</text:span> кивнули мне, узнавая. <text:span text:style-name="T1">Кивали и многие из находившихся в зале </text:span><text:span text:style-name="T6">ожидания </text:span><text:span text:style-name="T1">пони. Хотя <text:s/>последнюю неделю я не появлялся </text:span><text:span text:style-name="T5">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text:span text:style-name="T52">Но д</text:span>о конца приёмного дня было ещё полчаса, так что я присел на пьедестал одной из статуй и стал ждать. </text:p>
      <text:p text:style-name="P10">От нечего делать, стал прислушиваться к полушёпоту, витавшему под сводами зала.</text:p>
      <text:p text:style-name="P10">…</text:p>
      <text:p text:style-name="P12"><text:span text:style-name="T34">– </text:span><text:span text:style-name="T35">Говорят, на Станции Додж почти не осталось жителей. </text:span><text:span text:style-name="T36">В местном депо перестали обслуживать паровозы из-за отсутствия </text:span><text:span text:style-name="T39">рабочих</text:span><text:span text:style-name="T36">. Стар</text:span><text:span text:style-name="T40">ик - </text:span><text:span text:style-name="T36">станционный смотритель рассказал, что пони исчезают </text:span><text:soft-page-break/><text:span text:style-name="T41">ночью, в</text:span><text:span text:style-name="T36">о </text:span><text:span text:style-name="T41">время сна,</text:span><text:span text:style-name="T36"> один за другим. </text:span><text:span text:style-name="T37">Оставшиеся собирают пожитки и перебираются ближе к центру, в районы по</text:span><text:span text:style-name="T38">оживлённей</text:span><text:span text:style-name="T35">...</text:span></text:p>
      <text:p text:style-name="P12"><text:span text:style-name="T34">– </text:span><text:span text:style-name="T35">А из Пинто Крика уже месяц нет новостей...</text:span></text:p>
      <text:p text:style-name="P10"><text:span text:style-name="T34">–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21">...“<text:span text:style-name="T1">Что я могу сделать, чтобы вернуть всё назад?</text:span>”</text:p>
      <text:p text:style-name="P21"><text:span text:style-name="T35">– </text:span><text:span text:style-name="T30">Так и сказала?</text:span></text:p>
      <text:p text:style-name="P3"><text:span text:style-name="T34">– </text:span><text:span text:style-name="T30">Да, </text:span><text:span text:style-name="T32">Фэнси</text:span><text:span text:style-name="T30">, именно так. Я слышала собственными ушами! Вы не подумайте, я не подслушиваю за Её Высочеством! </text:span><text:span text:style-name="T31">Я</text:span><text:span text:style-name="T30">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1"><text:span text:style-name="T35">– </text:span><text:span text:style-name="T30">Что бы это значило, Флер?</text:span></text:p>
      <text:p text:style-name="P21"><text:span text:style-name="T35">–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120">…</text:p>
      <text:p text:style-name="P5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6"><text:span text:style-name="T51">Д</text:span>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text:span text:style-name="T52">Солнечный стражник затворил за ним двери, трижды стукнул копьём о пол и громогласно на весь зал объявил:</text:span></text:p>
      <text:p text:style-name="P59">– <text:span text:style-name="T52">Леди и джентлькольты! Приём окончен! Её Высочество Принцесса Селестия будет рада видеть <text:s/>вас в следующую среду!</text:span></text:p>
      <text:p text:style-name="P60">Я подошёл к нему и стражник, подмигнув <text:span text:style-name="T54">и, повёв глазами в сторону двери</text:span>, приоткрыл створку. Я <text:span text:style-name="T53">багодарно кивнул ему и </text:span>протиснулся внутрь.</text:p>
      <text:p text:style-name="P5">Селестия стояла у окна, легонько постукивая копытом по пол<text:span text:style-name="T55">у</text:span>.</text:p>
      <text:p text:style-name="P7"><text:span text:style-name="T7">–</text:span> <text:span text:style-name="T56">Ты</text:span>? <text:span text:style-name="T7">–</text:span> повернулась она ко мне.</text:p>
      <text:p text:style-name="P46"><text:span text:style-name="T7">– </text:span><text:span text:style-name="T10">Привет, Селестия. – подчёркнуто нейтрально обратился я.</text:span></text:p>
      <text:p text:style-name="P121"><text:span text:style-name="T7">– </text:span><text:span text:style-name="T11">Привет… Макс.</text:span></text:p>
      <text:p text:style-name="P123"><text:span text:style-name="T7">На аликорницу было жалко смотреть. </text:span><text:span text:style-name="T12">От былой лёгкости движений не осталось и следа. <text:s/></text:span><text:span text:style-name="T13">Из некогда старательно причёсанных гривы и хвоста выбивались волосы и даже целые пряди </text:span><text:span text:style-name="T14">розового цвета</text:span><text:span text:style-name="T13">. </text:span><text:span text:style-name="T14"><text:s/>Мешки под глазами оттенялись синяк</text:span><text:span text:style-name="T15">ами</text:span><text:span text:style-name="T14">, окружающи</text:span><text:span text:style-name="T15">ми</text:span><text:span text:style-name="T14"> налитые кровью глаза.</text:span></text:p>
      <text:p text:style-name="P122"><text:span text:style-name="T11">– </text:span><text:span text:style-name="T16">Какие новости? Чем порадуешь? Если, конечно, хочешь порадовать. – Селестия подошла к фонтанчику, обмакнула в него копыто и провела им по лбу</text:span></text:p>
      <text:p text:style-name="P45"/>
      <text:p text:style-name="P4"><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4">Селестия слабо улыбнулась.</text:p>
      <text:p text:style-name="P125"><text:span text:style-name="T7">–</text:span> Да, Макс, я тоже думаю, тебе не повредит отправиться в Понивилль. Познакомишься с кобылками, <text:soft-page-break/>может, найдёшь путеводную ниточку. А она нам сейчас очень нужна.</text:p>
      <text:p text:style-name="P125"><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4"><text:span text:style-name="T7">–</text:span> Пятьдесят шесть из восьмидесяти? И чем это грозит? Ведь даже не сдав экзамен они не разучатся летать?</text:p>
      <text:p text:style-name="P4"><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4"><text:span text:style-name="T7">–</text:span> А почему вы не поселитесь в более пригодном для земледелия месте?</text:p>
      <text:p text:style-name="P4"><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4">Селестия вытащила листок бумаги из шкатулки, быстро написала письмо и, запечатав его сургучём с королевской печатью, вручила мне.</text:p>
      <text:p text:style-name="P4"><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4">Я кивнул.</text:p>
      <text:p text:style-name="P4"><text:span text:style-name="T7">–</text:span> Спасибо, Тия. Сделаю всё, что в моих силах. Я действительно хочу вам помочь.</text:p>
      <text:p text:style-name="P4">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4"><text:span text:style-name="T7">–</text:span> Тия, ты, вообще, спишь по ночам? У тебя глаза красные, как у кролика-альбиноса.</text:p>
      <text:p text:style-name="P4"><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4"><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22">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51"/>
      <text:p text:style-name="P51"/>
      <text:p text:style-name="P51"/>
      <text:p text:style-name="P47"/>
      <text:p text:style-name="P2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0"/>
      <text:p text:style-name="P27">&lt;<text:span text:style-name="T22">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0"/>
      <text:p text:style-name="P49"><text:soft-page-break/></text:p>
      <text:p text:style-name="P49"/>
      <text:p text:style-name="P48"/>
      <text:p text:style-name="P53">&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7"><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56">&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и после этого она исчезает из Эквестрии. При этом она успевает сказать Максу, что она его...&gt;</text:p>
      <text:p text:style-name="P2"/>
      <text:p text:style-name="P9">***</text:p>
      <text:p text:style-name="P20"/>
      <text:p text:style-name="P2"><text:span text:style-name="T7">&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20"/>
      <text:h text:style-name="P136" text:outline-level="2">Рейд пони-рэйнджеров</text:h>
      <text:p text:style-name="P2">&lt;Магия изо всех окраин Эквестрии бежит к её центру — в Вечнодикий лес&gt;</text:p>
      <text:p text:style-name="P35">(леденящий душу триллер, музыка тревожная)</text:p>
      <text:p text:style-name="P11">&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9">***</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text:soft-page-break/>планетами, не думаю, что он <text:span text:style-name="T7">&lt;</text:span><text:span text:style-name="T20">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9">***</text:p>
      <text:p text:style-name="P2"><text:span text:style-name="T7">&lt;</text:span><text:span text:style-name="T22">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1">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oft-page-break/><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9">***</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1">???</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6" text:outline-level="2"><text:soft-page-break/>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1">гидрорысью</text:span><text:span text:style-name="T7">&gt;</text:span> и нападением <text:span text:style-name="T7">&lt;</text:span><text:span text:style-name="T21">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1">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9">***</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9">***</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oft-page-break/><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oft-page-break/><text:span text:style-name="T7">&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text:soft-page-break/>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0"/>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В библиотеке замка Селестии</text:h>
      <text:p text:style-name="P87"/>
      <text:p text:style-name="P3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1">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1">название библиотеки</text:span><text:span text:style-name="T7">&gt;</text:span>, пытаясь найти хоть какую-нибудь зацепку. Но всё тщётно.</text:p>
      <text:p text:style-name="P2"><text:soft-page-break/>Если верить заклинанию, я <text:span text:style-name="T7">—</text:span> внешняя сила, и если меня хорошо попросить <text:span text:style-name="T7">&lt;</text:span><text:span text:style-name="T21">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9">***</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oft-page-break/><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5">заклинание равновесия, в описании к которому есть ссылка на заклинание роста </text:span><text:span text:style-name="T26">(вставить шутку в стиле Влада)</text:span><text:span text:style-name="T2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22">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2">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text:soft-page-break/>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20"/>
      <text:p text:style-name="P2"><text:span text:style-name="T7">&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20"/>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oft-page-break/><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text:soft-page-break/>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6" text:outline-level="2">Первый сеанс двойного сна. Рэрити</text:h>
      <text:p text:style-name="P2"/>
      <text:p text:style-name="P2"><text:span text:style-name="T7">&lt;</text:span><text:span text:style-name="T21">Макс сначала смотрит сон с Рэрити (чуть не умирает во время пробуждения из комы в </text:span><text:soft-page-break/><text:span text:style-name="T21">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text:soft-page-break/>Сон Макса</text:h>
      <text:p text:style-name="P87"/>
      <text:p text:style-name="P2"><text:span text:style-name="T7">&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7"><text:span text:style-name="T7">–</text:span> Готова, <text:span text:style-name="T7">–</text:span> процедила она.</text:p>
      <text:p text:style-name="P37">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21">Эгрегор Эквестрии </text:span><text:span text:style-name="T24">—</text:span><text:span text:style-name="T21"> Селестия </text:span><text:span text:style-name="T24">—</text:span><text:span text:style-name="T21"> на кончике главного рога Анакорна</text:span><text:span text:style-name="T7">&gt;</text:span></text:p>
      <text:p text:style-name="P9">***</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oft-page-break/><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7">&gt;</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text:soft-page-break/>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1">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oft-page-break/><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1">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1"> Пинки? </text:span><text:span text:style-name="T24">–</text:span><text:span text:style-name="T21"> Дэш сморщила нос. </text:span><text:span text:style-name="T24">–</text:span><text:span text:style-name="T21"> Я скажу ей, чтоб больше не </text:span><text:span text:style-name="T24">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1">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text:soft-page-break/>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text:soft-page-break/>От рывка я сел на песок, выпустив куртку. Дэш закинула её повыше на куст и повернулась ко мне.</text:p>
      <text:p text:style-name="P2"/>
      <text:p text:style-name="P2"><text:span text:style-name="T7">&lt;</text:span><text:span text:style-name="T21">Аликорны </text:span><text:span text:style-name="T24">—</text:span><text:span text:style-name="T21"> элементали. Они воплощают в себе какую-либо сторону чаяний и настроений сообщества пони. Анакорн </text:span><text:span text:style-name="T24">—</text:span><text:span text:style-name="T21"> супераликорн, элементаль всего мира</text:span><text:span text:style-name="T7">&gt;</text:span></text:p>
      <text:p text:style-name="P20"/>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text:soft-page-break/>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text:soft-page-break/>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9">***</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1">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4">—</text:span><text:span text:style-name="T21"> и быстро начал забываться. Т.е. мир Эквестрии - всего лишь сон терранского парня (девушки?)</text:span></text:p>
      <text:p text:style-name="P2"><text:soft-page-break/><text:span text:style-name="T21">к экрану - очередь из пони (пони пропадают из Эквестрии). В очереди близко к экрану </text:span><text:span text:style-name="T24">—</text:span><text:span text:style-name="T21"> Селестия. Рэрити </text:span><text:span text:style-name="T24">—</text:span><text:span text:style-name="T21"> без очереди (у неё </text:span><text:span text:style-name="T24">—</text:span><text:span text:style-name="T21"> билет-пропуск от Индрэ).</text:span></text:p>
      <text:p text:style-name="P2"><text:span text:style-name="T21">Рэрити проснулась парнем, т.к. в Эквестрии </text:span><text:span text:style-name="T24">—</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9">***</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21">Влад рассказывает Максу о своём сне </text:span><text:span text:style-name="T24">—</text:span><text:span text:style-name="T21"> как он был поняхой, а потом проснулся в мире Терры</text:span><text:span text:style-name="T7">&gt;</text:span></text:p>
      <text:p text:style-name="P20"/>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1">согласовать с тем, что говорил Анакорн о Р/Д</text:span><text:span text:style-name="T7">&gt;</text:span>). </text:p>
      <text:p text:style-name="P2"><text:soft-page-break/>Об этом Эгрегоре пишется в книге <text:span text:style-name="T7">&lt;</text:span><text:span text:style-name="T21">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0"/>
      <text:p text:style-name="P2"><text:span text:style-name="T7">&lt;</text:span><text:span text:style-name="T21">обоснование сна для Р/Д. РД видит несколько вариантов историй с Mane6 </text:span><text:span text:style-name="T24">—</text:span><text:span text:style-name="T21"> и с собой + Леро </text:span><text:span text:style-name="T24">—</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21">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21">Кто следующий готов рассказывать?</text:span></text:p>
      <text:p text:style-name="P37">Пинки дёрнулась на месте, но промолчала.</text:p>
      <text:p text:style-name="P2"><text:span text:style-name="T24">–</text:span><text:span text:style-name="T21"> Я расскажу, - шагнула вперёд радужная пегаска. </text:span><text:span text:style-name="T24">–</text:span><text:span text:style-name="T21"> Хотя вряд ли ты узнаешь что-то полезное. Там галиматья какая-то…</text:span><text:span text:style-name="T7">&gt;</text:span></text:p>
      <text:p text:style-name="P2"/>
      <text:p text:style-name="P2"><text:span text:style-name="T7">&lt;</text:span><text:span text:style-name="T21">Сон РД:</text:span></text:p>
      <text:p text:style-name="P37">...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7">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7">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4">—</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21">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1"> Эгрегором Эквестрии. После чего пееренос на Землю на 10 лет назад. Начало написания “Последнего фанфика”.</text:span><text:span text:style-name="T7">&gt;</text:span></text:p>
      <text:p text:style-name="P20"/>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22">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37"><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7"><text:span text:style-name="T7">–</text:span> А водку у вас принято пить?</text:p>
      <text:p text:style-name="P2"><text:span text:style-name="T24">–</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4">–</text:span><text:span text:style-name="T21"> Засмеялась Селестия. </text:span><text:span text:style-name="T24">–</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oft-page-break/><text:span text:style-name="T7">–</text:span> Очень приятно, Макс.</text:p>
      <text:p text:style-name="P29">“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9">“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9">“Леро! Его звали Леро!”</text:p>
      <text:p text:style-name="P2">Картинка перед глазами Дэш поплыла…</text:p>
      <text:p text:style-name="P2"/>
      <text:h text:style-name="P13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text:soft-page-break/></text:p>
      <text:p text:style-name="P2"><text:span text:style-name="T7">&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7">&gt;</text:span></text:p>
      <text:p text:style-name="P2"/>
      <text:h text:style-name="P136" text:outline-level="2">Четвёртый сон РД. Объединяющий</text:h>
      <text:p text:style-name="P2"/>
      <text:p text:style-name="P2">Рэйнбоу Дэш встала и посмотрела на застывшее внизу тело.</text:p>
      <text:p text:style-name="P29">“Значит, всё. Вот как это бывает.”</text:p>
      <text:p text:style-name="P2">Она расправила левое крыло.</text:p>
      <text:p text:style-name="P29">“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22">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9">***</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oft-page-break/><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21">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21">добавить сочувствия</text:span><text:span text:style-name="T7">&gt;</text:span>.</text:p>
      <text:p text:style-name="P2"/>
      <text:p text:style-name="P2"><text:span text:style-name="T7">&lt;</text:span><text:span text:style-name="T21">После этого случая Тавйлайт решает прекратить сеансы двойного сна. Сеанса с ЭйДжей и Флатти не будет</text:span><text:span text:style-name="T7">&gt;</text:span></text:p>
      <text:p text:style-name="P2"/>
      <text:h text:style-name="P136" text:outline-level="2">Исчезновение Селестии</text:h>
      <text:p text:style-name="P37">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2">название</text:span><text:span text:style-name="T7">&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2">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text:soft-page-break/>Поиск решения</text:h>
      <text:p text:style-name="P87"/>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9">***</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0"/>
      <text:p text:style-name="P2"><text:span text:style-name="T7">&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20"/>
      <text:p text:style-name="P2"><text:span text:style-name="T7">&lt;</text:span><text:span text:style-name="T21">Ночной разговор с Луной перед походом к замку принцесс. Луна спрашивает Макса, в чём его </text:span><text:soft-page-break/><text:span text:style-name="T21">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7">&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2">Дуглас </text:span><text:span text:style-name="T24">—</text:span><text:span text:style-name="T22"> </text:span><text:span text:style-name="T24">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text:soft-page-break/>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0"/>
      <text:p text:style-name="P2"><text:span text:style-name="T7">&lt;</text:span><text:span text:style-name="T21">высоко летать нельзя из-за молний</text:span><text:span text:style-name="T7">&gt;</text:span></text:p>
      <text:p text:style-name="P20"/>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text:soft-page-break/>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1">двухмесячной</text:span><text:span text:style-name="T7">&gt;</text:span> давности осталось лишь направление движения.</text:p>
      <text:p text:style-name="P2">И опять, как <text:span text:style-name="T7">&lt;</text:span><text:span text:style-name="T21">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1">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9">***</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1">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text:soft-page-break/>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9">***</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1">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9">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1">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9">***</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1">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0"/>
      <text:p text:style-name="P2"><text:span text:style-name="T7">&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20"/>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1">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1">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1">клоунов/санта-клаусов</text:span><text:span text:style-name="T7">&gt;</text:span>, подстерегавших меня на <text:soft-page-break/>подходе к офису. Возвратившись домой я с удивлением обнаружил сзади <text:span text:style-name="T7">&lt;</text:span><text:span text:style-name="T21">пять</text:span><text:span text:style-name="T7">&gt;</text:span>длинную прореху в куртке, <text:span text:style-name="T7">&lt;</text:span><text:span text:style-name="T21">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1">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9">***</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1">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1">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1">улучшить</text:span><text:span text:style-name="T7">&gt;</text:span>. А тот случай, когда мне пришлось зашивать тебе куртку после нападения убийц <text:span text:style-name="T7">&lt;</text:span><text:span text:style-name="T21">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87"/>
      <text:p text:style-name="P2"><text:span text:style-name="T7">&lt;</text:span><text:span text:style-name="T21">сначала эпизод - проверка сумки в серверной</text:span><text:span text:style-name="T7">&gt;</text:span></text:p>
      <text:p text:style-name="P2"><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7">&lt;</text:span><text:span text:style-name="T21">“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0"/>
      <text:p text:style-name="P2"><text:span text:style-name="T7">&lt;</text:span><text:span text:style-name="T21">расширить. Перед кафешкой - диалог с Флатти и ЭйДжей. Все думают, что наконец-то нашли Селестию. Все ликуют</text:span><text:span text:style-name="T7">&gt;</text:span></text:p>
      <text:p text:style-name="P20"/>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1">Расширить сцену в кафе. Ожидание, подьём и… падение ожиданий</text:span><text:span text:style-name="T7">&gt;</text:span></text:p>
      <text:p text:style-name="P2"/>
      <text:p text:style-name="P9">***</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1">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7">&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7">– </text:span>Ну хорошо. Убедила. В конце-концов, можем поступить так. Вы с Флатти вернётесь обратно а я продолжу поиски здесь.</text:p>
      <text:p text:style-name="P7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7">– </text:span>Вы можете связываться со мной раз в месяц по коридору.</text:p>
      <text:p text:style-name="P72"><text:soft-page-break/><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7">– </text:span>Конечно оставаться. Кто ещё, кроме нас, может найти её?</text:p>
      <text:p text:style-name="P72"><text:span text:style-name="T7">– </text:span>Я думал, ты не сможешь оставить Энджела и всех остальных надолго.</text:p>
      <text:p text:style-name="P7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7">– </text:span>Извини, Флаттершай, забылся.</text:p>
      <text:p text:style-name="P77"><text:span text:style-name="T7">– </text:span>Та ладно, я ж не против, – возразила Эпплджек. – Не парься, Флатти. Было б хуже, если б он <text:s/>назвал меня Эпплджек на людях.</text:p>
      <text:p text:style-name="P77"><text:span text:style-name="T7">– </text:span>Ты так... – запнулась Флаттершай. – Так быстро забыла свою ферму. И...</text:p>
      <text:p text:style-name="P7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7">– </text:span>Как ты можешь так говорить? – расплакалась Флаттершай.</text:p>
      <text:p text:style-name="P77"><text:span text:style-name="T7">– </text:span>Эй, девушки, не ссорьтесь! Мы — одна команда! И надеюсь, останемся ею и в дальнейшем. </text:p>
      <text:list xml:id="list5923191486952733281"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7">– </text:span>А если нет? – Эпплджек смотрела мне мне прямо в глаза.</text:p>
      <text:list xml:id="list190528395791555" text:continue-numbering="true" text:style-name="L5">
        <text:list-header>
          <text:p text:style-name="P127">Я молча пожал плечами. Эпплджек уверенно продолжила.</text:p>
        </text:list-header>
      </text:list>
      <text:p text:style-name="P77"><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7">– </text:span>Спасибо, ЭйДжей.</text:p>
      <text:p text:style-name="P7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528193339868" text:continue-numbering="true" text:style-name="L5">
        <text:list-header>
          <text:p text:style-name="P127">Флаттершай пробормотала нечто, показавшееся мне знакомым.</text:p>
        </text:list-header>
      </text:list>
      <text:p text:style-name="P77"><text:span text:style-name="T7">– </text:span>Флатти, ты что-то сказала? Я не расслышал.</text:p>
      <text:p text:style-name="P77"><text:span text:style-name="T7">– </text:span>Намерение Изменяет Реальность.</text:p>
      <text:p text:style-name="P77"><text:span text:style-name="T7">– </text:span>Эээ. А где ты слышала эту фразу, если не секрет?</text:p>
      <text:p text:style-name="P77"><text:span text:style-name="T7">–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0528713386267"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7">– </text:span>Флатти, ЭйДжей, буду через час. Ждите!</text:p>
      <text:p text:style-name="P72"/>
      <text:h text:style-name="P135" text:outline-level="2">Почти.</text:h>
      <text:p text:style-name="P85"/>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7">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
      <text:h text:style-name="P135" text:outline-level="2">Дискорд</text:h>
      <text:p text:style-name="P87"/>
      <text:p text:style-name="P85">Девушки поспешно собирались, пока я растолковывал им задачу.</text:p>
      <text:p text:style-name="P85"><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7">– </text:span>Это тот твой приятель, который разбился с полгода назад? – спросила Эпплджек.</text:p>
      <text:p text:style-name="P85"><text:span text:style-name="T7">– </text:span>Да, это он.</text:p>
      <text:p text:style-name="P85"><text:span text:style-name="T7">– </text:span>А как мы попадём в его квартиру? Там сейчас кто-то живёт? – Флаттершай прыгала на одной ноге, <text:soft-page-break/>натягивая кед.</text:p>
      <text:p text:style-name="P85"><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1">Плохо написано!</text:span><text:span text:style-name="T7">&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7">– </text:span>Макс, что случилось? У нас проблемы?</text:p>
      <text:p text:style-name="P86"><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7">– </text:span>Так что, будем ломать дверь? – Эпплджек критически осмотрелась, подмечая бабулек на лавочке и зевак во внутреннем скверике.</text:p>
      <text:p text:style-name="P86"><text:span text:style-name="T7">– </text:span>Нет нужды. Лучше станьте-ка сзади меня так, чтобы заслонить от этих бабулек и от вооон той камеры наблюдения.</text:p>
      <text:list xml:id="list3054498088557207448"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Раздался лёгкий «кряк» и дверь подалась.</text:p>
      <text:p text:style-name="P107"><text:span text:style-name="T7">–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7"><text:span text:style-name="T7">– </text:span>Макс, тут окно разбито! И верёвка какая-то висит. – крикнула Флаттершай из кухни.</text:p>
      <text:p text:style-name="P107"><text:span text:style-name="T7">–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7"><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7"><text:span text:style-name="T7">– </text:span>Монитор выключен. – <text:s/>раздалось из угла. Кресло с высокой спинкой повернулось, открыв нашим взорам Дискорда. </text:p>
      <text:p text:style-name="P10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7">Он приподнял панамку, дурашливо здороваясь.</text:p>
      <text:p text:style-name="P107"><text:span text:style-name="T7">– </text:span>Оп-па! – пробормотала Эпплджек. – Нежданчик!</text:p>
      <text:p text:style-name="P107"><text:span text:style-name="T7">– </text:span>Ты, я вижу, времени не терял, – моя рука под прикрытием стола медленно тянулась к тяжёлой фарфоровой кружке, стоящей на краю.</text:p>
      <text:p text:style-name="P88"><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7">– </text:span>А почему ты вообще решил искать нас тут? – спросила Эпплджек. – Приехал бы домой. Мы б тебя чаем напоили.</text:p>
      <text:p text:style-name="P88"><text:span text:style-name="T7">–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8"><text:span text:style-name="T7">– </text:span>С кем это вы тут разговариваете?</text:p>
      <text:list xml:id="list7960350092096119001"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пустила толстенный том «Энтерпрайз-паттернов» , издание девятое, дополненное.</text:p>
      <text:p text:style-name="P107">На лице Дискорда появилось удивлённо-мечтательное выражение и он вырубился.</text:p>
      <text:p text:style-name="P107"/>
      <text:h text:style-name="P136" text:outline-level="2"><text:soft-page-break/>Селестия</text:h>
      <text:p text:style-name="P107"/>
      <text:p text:style-name="P107">Включенный монитор показал схематическое изображение Селестиии, </text:p>
      <text:p text:style-name="P108">&gt;\<text:span text:style-name="T1">Привет, Селестия. Это Макс. Как себя чувствуешь?</text:span></text:p>
      <text:p text:style-name="P108">&lt;\<text:span text:style-name="T1">Макс? МАКС??? МА-А-А-АКС!!! НАКОНЕЦ-ТО! КАК Я РАДА ТЕБЯ СЛЫШАТЬ! </text:span></text:p>
      <text:p text:style-name="P108">&gt;\<text:span text:style-name="T1">Я рад, что нашёл тебя, Тия.</text:span></text:p>
      <text:p text:style-name="P10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8">&gt;\<text:span text:style-name="T1">Тия, я сейчас подключу микрофон и колонки, и мы сможем общаться более удобно.</text:span></text:p>
      <text:p text:style-name="P107">…</text:p>
      <text:p text:style-name="P107">– Привет опять. Как ты меня слышишь?</text:p>
      <text:p text:style-name="P10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8">– <text:span text:style-name="T1">Могу себе представить. Как-то раз я провёл три часа камере сенсорной депривации. Мне не понравилось.</text:span></text:p>
      <text:p text:style-name="P107">– Эммм... Ваше Высочество, вы в порядке? Мы так рады, что наконец-то нашли Вас! – вклинилась в разговор Эпплджек.</text:p>
      <text:p text:style-name="P107">– Кто тут? Макс, кто ещё с тобой?</text:p>
      <text:p text:style-name="P108"><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8">– <text:span text:style-name="T1">Девочки? Я рада вас слышать. А Твайлайт нет рядом?</text:span></text:p>
      <text:p text:style-name="P10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7">При этих словах Дискорд замычал и задёргался. Эпплджек нахмурилась и проверила верёвки, привязывающие его к спинке стула.</text:p>
      <text:p text:style-name="P10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7">– Ноутбук — так называется место, где я нахожусь сейчас? А кто это мычит?</text:p>
      <text:p text:style-name="P10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7">– О, духи предков, но зачем??? Почему у него кляп во рту?</text:p>
      <text:p text:style-name="P107">– Мы связали его. Он нас предал. И тебя. И Эквестрию. Всех.</text:p>
      <text:p text:style-name="P107">При этих словах Эпплджек и Флаттершай непонимающе уставились на меня, а Дискорд протестующе замычал.</text:p>
      <text:p text:style-name="P107">Я начал рассказывать о своих догадках, и непонимающее выражение на лицах девушек сменилось удивлением.</text:p>
      <text:p text:style-name="P10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7">– А зачем тогда ты приложила его книгой? – непонимающе уставился я на неё.</text:p>
      <text:p text:style-name="P107">– Потому что ты напал на него. Я и подумала — тебе виднее. И подсобила.</text:p>
      <text:p text:style-name="P107"><text:soft-page-break/>Флаттершай отрицающе мотнула головой.</text:p>
      <text:p text:style-name="P107">– Не может Дискорд быть предателем. Он мой друг.</text:p>
      <text:p text:style-name="P107">Дискорд благодарственно замычал и закивал головой.</text:p>
      <text:p text:style-name="P10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7">Дискорд завёл глаза на лоб и обречённо завыл.</text:p>
      <text:p text:style-name="P107">– Макс, постой. Дай мне поговорить с ним. – сказала Селестия. – Не могу поверить, что Дискорд на такое пошёл.</text:p>
      <text:p text:style-name="P107">– Ну хорошо. Поговори. Послушаем, что он скажет.</text:p>
      <text:p text:style-name="P107">Я красноречиво покачал кулак перед его носом и вытащил кляп.</text:p>
      <text:p text:style-name="P107">...</text:p>
      <text:p text:style-name="P95">– Ффы, тьфу, пффф, пфу! <text:span text:style-name="T7">&lt;</text:span><text:span text:style-name="T21">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text:soft-page-break/>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2">сюда можно вставить похождения Дискорда — вторая неопубликованная глава. Первая — секс с 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7">&lt;</text:span><text:span text:style-name="T17">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9">– И что? – продолжила его мысль Эпплджек.</text:p>
      <text:p text:style-name="P99">– Эквестрийские <text:span text:style-name="T7">&lt;</text:span><text:span text:style-name="T21">три месяца</text:span><text:span text:style-name="T7">&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5"/>
      <text:h text:style-name="P136"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text:soft-page-break/>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7">&lt;</text:span><text:span text:style-name="T21">полгода</text:span><text:span text:style-name="T7">&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7">–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Я совсем запутался.</text:p>
      <text:p text:style-name="P72"><text:span text:style-name="T1">– </text:span>Какая проблема? Какое решение? Кто ты <text:span text:style-name="T1">вообще</text:span>?</text:p>
      <text:p text:style-name="P7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2">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9">–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7">&lt;</text:span>упомянуть в эпизоде на Терре, что МЛП-сериал закрылся год назад<text:span text:style-name="T7">&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7">&lt;</text:span><text:span text:style-name="T24">чёрт</text:span><text:span text:style-name="T7">&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0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9">– Хорошо. Уболтал. Кьютимарки беру на себя. Так и знал, что мне самое трудное достанется!</text:p>
      <text:p text:style-name="P10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9"/>
      <text:p text:style-name="P111">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text:soft-page-break/></text:p>
      <text:p text:style-name="P11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1"/>
      <text:p text:style-name="P109">Я опять задумался. В голове было пусто. Хотя, если подумать с точки зрения программиста, можно... Наверное можно, раз все предыдущее прокатило...</text:p>
      <text:p text:style-name="P110">–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0">– Не понял? Это как? Как ты совместишь разрушенную магическими войнами Эквестрию с романтически-сексуальным раем для попаданцев?</text:p>
      <text:p text:style-name="P110"><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0">Анакорн долго мусолил карандаш, а потом вдруг заржал.</text:p>
      <text:p text:style-name="P110"><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0"><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0">Анакорн примирительно похлопал меня по плечу.</text:p>
      <text:p text:style-name="P110"><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0">Я подозрительно посмотрел на Анакорна.</text:p>
      <text:p text:style-name="P110"><text:span text:style-name="T7">– </text:span>Какой ещё, нафиг, «мой фанфик»? Я никакого фанфика не писал. И не собираюсь, вообще-то.</text:p>
      <text:p text:style-name="P110">Анакорн ехидно ухмыльнулся и откинулся в кресле, переплетя пальцы за затылком.</text:p>
      <text:p text:style-name="P110"><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9"><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9"><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9"><text:span text:style-name="T7">–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9">Анакорн развёл руками.</text:p>
      <text:p text:style-name="P109"><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9">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21">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7">&lt;</text:span><text:span text:style-name="T21">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
      <text:p text:style-name="P78">***</text:p>
      <text:p text:style-name="P78"/>
      <text:p text:style-name="P77">&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7"/>
      <text:p text:style-name="P77">– Привет, Макс. – образ Селестии снова реял передо мной, как <text:span text:style-name="T7">&lt;</text:span><text:span text:style-name="T21">полгода</text:span><text:span text:style-name="T7">&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21">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text:soft-page-break/>Я покачал головой.</text:p>
      <text:p text:style-name="P77"><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2674542627275223634" text:style-name="L8">
        <text:list-header>
          <text:p text:style-name="P129">(<text:span text:style-name="T26">Луна — как повелительница снов, слышала разговор Макса с Анакорном</text:span>)</text:p>
          <text:p text:style-name="P130"/>
        </text:list-header>
      </text:list>
      <text:p text:style-name="P96">***</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oft-page-break/><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2">Я опустил руку на шею Дэш и ощутил теплоту и лёгкое покалывание в пустоте.</text:p>
      <text:p text:style-name="P72"><text:span text:style-name="T7">–</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36" text:outline-level="2">Земля</text:h>
      <text:p text:style-name="P75">Музыкальная тема из бегущего по лезвию бритвы — <text:span text:style-name="T7">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text:soft-page-break/>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2"/>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11"/>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7">&lt;</text:span><text:span text:style-name="T22">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1">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72"/>
      <text:p text:style-name="P72"/>
      <text:p text:style-name="P72"/>
      <text:p text:style-name="P72"/>
      <text:p text:style-name="P105"/>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05T19:05:26.738500422</dc:date>
    <meta:editing-duration>P58DT15H38M</meta:editing-duration>
    <meta:editing-cycles>2589</meta:editing-cycles>
    <meta:generator>LibreOffice/5.0.2.2$Linux_X86_64 LibreOffice_project/00m0$Build-2</meta:generator>
    <meta:document-statistic meta:table-count="0" meta:image-count="0" meta:object-count="0" meta:page-count="130" meta:paragraph-count="2690" meta:word-count="59807" meta:character-count="397076" meta:non-whitespace-character-count="337062"/>
  </office:meta>
</office:document-meta>
</file>